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5cm" fo:min-width="4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.3cm" svg:height="5.7cm" svg:x="7.35cm" svg:y="10.6cm">
          <text:p text:style-name="P1"><text:span text:style-name="T1">Задача</text:span></text:p>
          <text:p text:style-name="P1"><text:span text:style-name="T1">Id задачи</text:span></text:p>
          <text:p text:style-name="P1"><text:span text:style-name="T1">Проект</text:span></text:p>
          <text:p text:style-name="P1"><text:span text:style-name="T1">Тема</text:span></text:p>
          <text:p text:style-name="P1"><text:span text:style-name="T1">Тип</text:span></text:p>
          <text:p text:style-name="P1"><text:span text:style-name="T1">Приорите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cm" svg:y1="9.25cm" svg:x2="7.3cm" svg:y2="14.25cm">
          <text:p/>
        </draw:line>
        <draw:custom-shape draw:style-name="gr1" draw:text-style-name="P2" draw:layer="layout" svg:width="5.3cm" svg:height="5.7cm" svg:x="13.65cm" svg:y="3.35cm">
          <text:p text:style-name="P1"><text:span text:style-name="T1">Исполнитель</text:span></text:p>
          <text:p text:style-name="P1"><text:span text:style-name="T1">Id исполнителя</text:span></text:p>
          <text:p text:style-name="P1"><text:span text:style-name="T1">ФИО</text:span></text:p>
          <text:p text:style-name="P1"><text:span text:style-name="T1">Должность</text:span></text:p>
          <text:p text:style-name="P1"><text:span text:style-name="T1">Отдел</text:span></text:p>
          <text:p text:style-name="P1"><text:span text:style-name="T1">Телефон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5.7cm" svg:x="0.65cm" svg:y="3.5cm">
          <text:p text:style-name="P1"><text:span text:style-name="T1">Проект</text:span></text:p>
          <text:p text:style-name="P1"><text:span text:style-name="T1">Название проекта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88cm" svg:height="0.962cm" svg:x="2.8cm" svg:y="10.55cm">
          <draw:text-box>
            <text:p>1:N</text:p>
          </draw:text-box>
        </draw:frame>
        <draw:line draw:style-name="gr2" draw:text-style-name="P3" draw:layer="layout" svg:x1="12.65cm" svg:y1="13.65cm" svg:x2="14.65cm" svg:y2="15.45cm">
          <text:p/>
        </draw:line>
        <draw:frame draw:style-name="gr3" draw:text-style-name="P4" draw:layer="layout" svg:width="1.666cm" svg:height="0.962cm" svg:x="12.984cm" svg:y="11.95cm">
          <draw:text-box>
            <text:p>M:N</text:p>
          </draw:text-box>
        </draw:frame>
        <draw:frame draw:style-name="gr3" draw:text-style-name="P4" draw:layer="layout" svg:width="18.862cm" svg:height="10.205cm" svg:x="0.92cm" svg:y="18.872cm">
          <draw:text-box>
            <text:p>1NF — атомарность, каждый атрибут кортежа имеет только </text:p>
            <text:p>одно значение</text:p>
            <text:p>2NF — неключевые атрибуты зависят от ключа. <text:line-break/>(проект — только один атрибут — он же и ключ,<text:line-break/>задача — от Id зависят и проект, и тема, и тип, и приоритет, и </text:p>
            <text:p>исполнители</text:p>
            <text:p>Исполнитель — от id исполнителя зависят такие атрибуты,</text:p>
            <text:p><text:s/>как ФИО, должность, отдел, телефон.)</text:p>
            <text:p>3NF — отутствуют транзитивные зависимости неключевых </text:p>
            <text:p>атрибутов от ключевых</text:p>
            <text:p>Делим Задачу на две таблицы и не будет транзитивности.</text:p>
            <text:p>BCNF — неприводимая слева функциональная зависимость</text:p>
            <text:p>имеет в качестве своего детерминанта некторый</text:p>
            <text:p><text:s/>потенциальный ключ</text:p>
          </draw:text-box>
        </draw:frame>
        <draw:custom-shape draw:style-name="gr1" draw:text-style-name="P2" draw:layer="layout" svg:width="5.3cm" svg:height="5.7cm" svg:x="14.65cm" svg:y="12.8cm">
          <text:p text:style-name="P1"><text:span text:style-name="T1">Задача</text:span></text:p>
          <text:p text:style-name="P1"><text:span text:style-name="T1">Id задачи</text:span></text:p>
          <text:p text:style-name="P1"><text:span text:style-name="T1">ID Исполнителя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35cm" svg:y1="12.9cm" svg:x2="16.5cm" svg:y2="9.05cm">
          <text:p/>
        </draw:line>
        <draw:frame draw:style-name="gr3" draw:text-style-name="P4" draw:layer="layout" svg:width="1.666cm" svg:height="0.962cm" svg:x="17.584cm" svg:y="10.938cm">
          <draw:text-box>
            <text:p>M: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0:43:07.965000000</meta:creation-date>
    <dc:date>2018-10-14T13:10:27.968000000</dc:date>
    <meta:editing-duration>PT9M18S</meta:editing-duration>
    <meta:editing-cycles>2</meta:editing-cycles>
    <meta:generator>LibreOffice/5.0.3.2$Windows_x86 LibreOffice_project/e5f16313668ac592c1bfb310f4390624e3dbfb75</meta:generator>
    <meta:document-statistic meta:object-count="11"/>
  </office:meta>
</office:document-meta>
</file>